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71D0000070C000006D6E7CF3E986AE6BC53.svg" manifest:media-type="image/svg+xml"/>
  <manifest:file-entry manifest:full-path="Pictures/100000010000004400000042A0EE52064DBF6BB9.png" manifest:media-type="image/png"/>
  <manifest:file-entry manifest:full-path="Pictures/10000E5400000707000006D216741E64C7875B85.svg" manifest:media-type="image/svg+xml"/>
  <manifest:file-entry manifest:full-path="Pictures/10000001000000440000004216EE19C9CF9167A4.png" manifest:media-type="image/png"/>
  <manifest:file-entry manifest:full-path="Pictures/1000000100000044000000427A0AFDCA4D5333A7.png" manifest:media-type="image/png"/>
  <manifest:file-entry manifest:full-path="Pictures/100000010000003100000031E1E905F39C13BDA6.png" manifest:media-type="image/png"/>
  <manifest:file-entry manifest:full-path="Pictures/1000239300000510000005101E7D264D49743582.svg" manifest:media-type="image/svg+xml"/>
  <manifest:file-entry manifest:full-path="Pictures/100017270000070C000006D68F3A8BD1AAF21ECD.svg" manifest:media-type="image/svg+xml"/>
  <manifest:file-entry manifest:full-path="Pictures/100000010000004400000042054D4A59EEA5B040.png" manifest:media-type="image/png"/>
  <manifest:file-entry manifest:full-path="Pictures/100022190000070C000006D6D18F8B6EC313B3E3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Полужирный" style:font-family-generic="swiss" style:font-pitch="variable"/>
    <style:font-face style:name="Arial3" svg:font-family="Arial" style:font-adornments="Полужирный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DIN Alternate Bold2" svg:font-family="'DIN Alternate Bold'" style:font-family-generic="swiss"/>
    <style:font-face style:name="DIN Alternate Bold3" svg:font-family="'DIN Alternate Bold'" style:font-adornments="Полужирный"/>
    <style:font-face style:name="DIN Alternate Bold4" svg:font-family="'DIN Alternate Bold'" style:font-adornments="Полужирный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Symbol" svg:font-family="Symbol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3.466cm" fo:min-width="25.662cm"/>
    </style:style>
    <style:style style:name="gr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632cm" fo:min-width="6.091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9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textarea-horizontal-align="justify" draw:textarea-vertical-align="middle" draw:auto-grow-height="false" fo:min-height="11.933cm" fo:min-width="6.749cm" fo:padding-top="0.165cm" fo:padding-bottom="0.165cm" fo:padding-left="0.29cm" fo:padding-right="0.29cm"/>
    </style:style>
    <style:style style:name="gr1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1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/>
    </style:style>
    <style:style style:name="gr12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/>
    </style:style>
    <style:style style:name="gr13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/>
    </style:style>
    <style:style style:name="gr14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/>
    </style:style>
    <style:style style:name="gr15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/>
    </style:style>
    <style:style style:name="gr16" style:family="graphic" style:parent-style-name="standard" style:list-style-name="L1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17" style:family="graphic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632cm" fo:min-width="6.112cm" fo:padding-top="0.165cm" fo:padding-bottom="0.165cm" fo:padding-left="0.29cm" fo:padding-right="0.29cm"/>
    </style:style>
    <style:style style:name="gr1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2" style:family="graphic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3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25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31" style:family="graphic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2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4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35" style:family="graphic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6" style:family="graphic" style:parent-style-name="standard">
      <style:graphic-properties draw:stroke="dash" draw:stroke-dash="Dot" svg:stroke-width="0.028cm" svg:stroke-color="#3465a4" draw:marker-start="" draw:marker-start-width="0.342cm" draw:marker-end="" draw:marker-end-width="0.342cm" svg:stroke-linecap="butt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draw:stroke="solid" svg:stroke-color="#990000" draw:fill-color="#fe0202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solid" draw:fill-color="#d4edfb" draw:opacity="100%"/>
      <style:paragraph-properties fo:text-align="center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8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11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12" style:family="paragraph">
      <loext:graphic-properties draw:fill="solid" draw:fill-color="#729fc0" draw:opacity="100%"/>
      <style:paragraph-properties fo:text-align="center"/>
    </style:style>
    <style:style style:name="P13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1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15" style:family="paragraph">
      <loext:graphic-properties draw:fill-color="#fafafa"/>
      <style:paragraph-properties fo:text-align="center"/>
    </style:style>
    <style:style style:name="P16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2" fo:font-size="13pt" fo:font-weight="normal" style:font-size-asian="13pt" style:font-weight-asian="normal" style:font-size-complex="13pt" style:font-weight-complex="normal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2" fo:font-size="13pt" fo:font-weight="normal" style:font-size-asian="13pt" style:font-weight-asian="normal" style:font-size-complex="13pt" style:font-weight-complex="normal" fo:hyphenate="false"/>
    </style:style>
    <style:style style:name="P19" style:family="paragraph">
      <style:paragraph-properties fo:text-align="center"/>
      <style:text-properties fo:font-weight="bold"/>
    </style:style>
    <style:style style:name="P20" style:family="paragraph">
      <loext:graphic-properties draw:fill-color="#fe0202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Arial2" fo:font-size="13pt" fo:letter-spacing="0.005cm" fo:font-style="normal" style:text-underline-style="none" fo:font-weight="bold" style:font-name-asian="DIN Alternate Bold1" style:font-size-asian="13pt" style:font-style-asian="normal" style:font-weight-asian="bold" style:font-name-complex="DIN Alternate Bold1" style:font-size-complex="13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4" style:family="text">
      <style:text-properties fo:font-variant="normal" fo:text-transform="none" fo:color="#597fa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6.162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name="DB Pod N_3" draw:style-name="gr2" draw:text-style-name="P3" draw:layer="layout" svg:width="2.361cm" svg:height="0.749cm" svg:x="12.228cm" svg:y="8.2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4" draw:style-name="gr4" draw:text-style-name="P6" draw:layer="layout" svg:width="2.968cm" svg:height="0.83cm" svg:x="4.673cm" svg:y="10.171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1" draw:style-name="gr5" draw:text-style-name="P8" draw:layer="layout" svg:width="2.826cm" svg:height="0.876cm" svg:x="4.759cm" svg:y="5.467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054D4A59EEA5B040.png" xlink:type="simple" xlink:show="embed" xlink:actuate="onLoad" draw:mime-type="image/png"/>
        </draw:frame>
        <draw:custom-shape draw:name="Storage Area Network_4" draw:style-name="gr8" draw:text-style-name="P11" draw:layer="layout" svg:width="5.108cm" svg:height="0.87cm" svg:x="2.012cm" svg:y="12.955cm">
          <text:p text:style-name="P10"><text:span text:style-name="T4">Clu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7.385cm" svg:height="12.319cm" svg:x="9.665cm" svg:y="2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1" draw:style-name="gr10" draw:text-style-name="P14" draw:layer="layout" svg:width="7.62cm" svg:height="0.876cm" svg:x="9.63cm" svg:y="11.155cm">
          <text:p text:style-name="P13"><text:span text:style-name="T5">pgBackRest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1" draw:text-style-name="P15" draw:layer="layout" svg:width="3.9cm" svg:height="1.654cm" svg:x="11.226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5" draw:layer="layout" svg:width="2.205cm" svg:height="2.205cm" svg:x="10.365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3.307cm" svg:height="3.307cm" svg:x="12.37cm" svg:y="6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2.757cm" svg:height="2.756cm" svg:x="13.693cm" svg:y="7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2.415cm" svg:height="2.205cm" svg:x="11.28cm" svg:y="7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CSI_4" draw:style-name="gr16" draw:text-style-name="P16" draw:layer="layout" svg:width="1.905cm" svg:height="1.905cm" svg:x="12.506cm" svg:y="8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7" draw:text-style-name="P9" draw:layer="layout" svg:width="1.295cm" svg:height="1.295cm" svg:x="12.821cm" svg:y="8.3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E1E905F39C13BDA6.png" xlink:type="simple" xlink:show="embed" xlink:actuate="onLoad" draw:mime-type="image/png"/>
            <svg:title>Icon-Resource/Storage/Res_Amazon-Simple-Storage_Bucket_48_Dark</svg:title>
          </draw:frame>
        </draw:g>
        <draw:frame draw:style-name="gr7" draw:text-style-name="P9" draw:layer="layout" svg:width="1.803cm" svg:height="1.749cm" svg:x="5.267cm" svg:y="8.365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7A0AFDCA4D5333A7.png" xlink:type="simple" xlink:show="embed" xlink:actuate="onLoad" draw:mime-type="image/png"/>
        </draw:frame>
        <draw:frame draw:style-name="gr7" draw:text-style-name="P9" draw:layer="layout" svg:width="1.158cm" svg:height="1.124cm" svg:x="1.644cm" svg:y="2.582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16EE19C9CF9167A4.png" xlink:type="simple" xlink:show="embed" xlink:actuate="onLoad" draw:mime-type="image/png"/>
        </draw:frame>
        <draw:g>
          <draw:custom-shape draw:name="DB Pod N_ 1" draw:style-name="gr17" draw:text-style-name="P18" draw:layer="layout" svg:width="2.216cm" svg:height="0.83cm" svg:x="1.761cm" svg:y="11.506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.966cm" svg:y="7.09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A0EE52064DBF6BB9.png" xlink:type="simple" xlink:show="embed" xlink:actuate="onLoad" draw:mime-type="image/png"/>
          </draw:frame>
          <draw:frame draw:style-name="gr7" draw:text-style-name="P9" draw:layer="layout" svg:width="1.803cm" svg:height="1.749cm" svg:x="1.966cm" svg:y="8.377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A0EE52064DBF6BB9.png" xlink:type="simple" xlink:show="embed" xlink:actuate="onLoad" draw:mime-type="image/png"/>
          </draw:frame>
          <draw:frame draw:style-name="gr7" draw:text-style-name="P9" draw:layer="layout" svg:width="1.803cm" svg:height="1.749cm" svg:x="1.966cm" svg:y="9.65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A0EE52064DBF6BB9.png" xlink:type="simple" xlink:show="embed" xlink:actuate="onLoad" draw:mime-type="image/png"/>
          </draw:frame>
        </draw:g>
        <draw:custom-shape draw:style-name="gr18" draw:text-style-name="P4" draw:layer="layout" svg:width="7.006cm" svg:height="11.276cm" svg:x="18.6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2" draw:style-name="gr19" draw:text-style-name="P6" draw:layer="layout" svg:width="2.968cm" svg:height="0.83cm" svg:x="18.974cm" svg:y="10.193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1" draw:style-name="gr20" draw:text-style-name="P8" draw:layer="layout" svg:width="2.826cm" svg:height="0.876cm" svg:x="22.26cm" svg:y="5.489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22.774cm" svg:y="3.813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054D4A59EEA5B040.png" xlink:type="simple" xlink:show="embed" xlink:actuate="onLoad" draw:mime-type="image/png"/>
        </draw:frame>
        <draw:custom-shape draw:name="Storage Area Network_ 1" draw:style-name="gr21" draw:text-style-name="P11" draw:layer="layout" svg:width="5.108cm" svg:height="0.87cm" svg:x="19.613cm" svg:y="12.977cm">
          <text:p text:style-name="P10">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text:span text:style-name="T4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19.468cm" svg:y="8.387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7A0AFDCA4D5333A7.png" xlink:type="simple" xlink:show="embed" xlink:actuate="onLoad" draw:mime-type="image/png"/>
        </draw:frame>
        <draw:frame draw:style-name="gr7" draw:text-style-name="P9" draw:layer="layout" svg:width="1.158cm" svg:height="1.124cm" svg:x="19.245cm" svg:y="2.604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16EE19C9CF9167A4.png" xlink:type="simple" xlink:show="embed" xlink:actuate="onLoad" draw:mime-type="image/png"/>
        </draw:frame>
        <draw:g>
          <draw:custom-shape draw:name="DB Pod N_ 1" draw:style-name="gr22" draw:text-style-name="P18" draw:layer="layout" svg:width="2.216cm" svg:height="0.83cm" svg:x="22.562cm" svg:y="11.528cm">
            <text:p text:style-name="P17"><text:span text:style-name="T2">D</text:span><text:span text:style-name="T2">B</text:span><text:span text:style-name="T2"> </text:span><text:span text:style-name="T2">P</text:span><text:span text:style-name="T2">o</text:span><text:span text:style-name="T2">d</text:span><text:span text:style-name="T2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22.767cm" svg:y="7.118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A0EE52064DBF6BB9.png" xlink:type="simple" xlink:show="embed" xlink:actuate="onLoad" draw:mime-type="image/png"/>
          </draw:frame>
          <draw:frame draw:style-name="gr7" draw:text-style-name="P9" draw:layer="layout" svg:width="1.803cm" svg:height="1.749cm" svg:x="22.767cm" svg:y="8.399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A0EE52064DBF6BB9.png" xlink:type="simple" xlink:show="embed" xlink:actuate="onLoad" draw:mime-type="image/png"/>
          </draw:frame>
          <draw:frame draw:style-name="gr7" draw:text-style-name="P9" draw:layer="layout" svg:width="1.803cm" svg:height="1.749cm" svg:x="22.767cm" svg:y="9.678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A0EE52064DBF6BB9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8.738cm" svg:y1="12.487cm" svg:x2="25.627cm" svg:y2="12.487cm">
          <text:p/>
        </draw:line>
        <draw:line draw:style-name="gr6" draw:text-style-name="P9" draw:layer="layout" svg:x1="18.735cm" svg:y1="6.487cm" svg:x2="25.624cm" svg:y2="6.487cm">
          <text:p/>
        </draw:line>
        <draw:line draw:style-name="gr23" draw:text-style-name="P19" draw:layer="layout" svg:x1="7.323cm" svg:y1="9.382cm" svg:x2="12.211cm" svg:y2="9.382cm">
          <text:p/>
        </draw:line>
        <draw:line draw:style-name="gr24" draw:text-style-name="P19" draw:layer="layout" svg:x1="14.751cm" svg:y1="9.382cm" svg:x2="19.134cm" svg:y2="9.382cm">
          <text:p/>
        </draw:line>
      </draw:page>
      <draw:page draw:name="page2" draw:style-name="dp1" draw:master-page-name="Обычный">
        <draw:custom-shape draw:style-name="gr1" draw:text-style-name="P1" draw:layer="layout" svg:width="26.162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name="DB Pod N_ 5" draw:style-name="gr25" draw:text-style-name="P3" draw:layer="layout" svg:width="2.361cm" svg:height="0.749cm" svg:x="12.228cm" svg:y="8.2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6" draw:style-name="gr26" draw:text-style-name="P6" draw:layer="layout" svg:width="2.968cm" svg:height="0.83cm" svg:x="4.673cm" svg:y="10.171cm">
          <text:p text:style-name="P5"><text:span text:style-name="T2">pgBackR</text:span><text:span text:style-name="T2">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4" draw:style-name="gr27" draw:text-style-name="P8" draw:layer="layout" svg:width="2.826cm" svg:height="0.876cm" svg:x="4.759cm" svg:y="5.467cm">
          <text:p text:style-name="P7"><text:span text:style-name="T3">Opera</text:span><text:span text:style-name="T3">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054D4A59EEA5B040.png" xlink:type="simple" xlink:show="embed" xlink:actuate="onLoad" draw:mime-type="image/png"/>
        </draw:frame>
        <draw:custom-shape draw:name="Storage Area Network_ 5" draw:style-name="gr28" draw:text-style-name="P11" draw:layer="layout" svg:width="5.108cm" svg:height="0.87cm" svg:x="2.012cm" svg:y="12.955cm">
          <text:p text:style-name="P10"><text:span text:style-name="T4">C</text:span><text:span text:style-name="T4">l</text:span><text:span text:style-name="T4">u</text:span><text:span text:style-name="T4">s</text:span><text:span text:style-name="T4">t</text:span><text:span text:style-name="T4">e</text:span><text:span text:style-name="T4">r</text:span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7.385cm" svg:height="12.319cm" svg:x="9.665cm" svg:y="2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 6" draw:style-name="gr29" draw:text-style-name="P14" draw:layer="layout" svg:width="7.62cm" svg:height="0.876cm" svg:x="9.63cm" svg:y="11.155cm">
          <text:p text:style-name="P13"><text:span text:style-name="T5">pgB</text:span><text:span text:style-name="T5">ack</text:span><text:span text:style-name="T5">Res</text:span><text:span text:style-name="T5">t </text:span><text:span text:style-name="T5">rep</text:span><text:span text:style-name="T5">osit</text:span><text:span text:style-name="T5">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1" draw:text-style-name="P15" draw:layer="layout" svg:width="3.9cm" svg:height="1.654cm" svg:x="11.226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5" draw:layer="layout" svg:width="2.205cm" svg:height="2.205cm" svg:x="10.365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5" draw:layer="layout" svg:width="3.307cm" svg:height="3.307cm" svg:x="12.37cm" svg:y="6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2.757cm" svg:height="2.756cm" svg:x="13.693cm" svg:y="7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2.415cm" svg:height="2.205cm" svg:x="11.28cm" svg:y="7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CSI_4" draw:style-name="gr30" draw:text-style-name="P16" draw:layer="layout" svg:width="1.905cm" svg:height="1.905cm" svg:x="12.506cm" svg:y="8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7" draw:text-style-name="P9" draw:layer="layout" svg:width="1.295cm" svg:height="1.295cm" svg:x="12.821cm" svg:y="8.3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E1E905F39C13BDA6.png" xlink:type="simple" xlink:show="embed" xlink:actuate="onLoad" draw:mime-type="image/png"/>
            <svg:title>Icon-Resource/Storage/Res_Amazon-Simple-Storage_Bucket_48_Dark</svg:title>
          </draw:frame>
        </draw:g>
        <draw:frame draw:style-name="gr7" draw:text-style-name="P9" draw:layer="layout" svg:width="1.803cm" svg:height="1.749cm" svg:x="5.267cm" svg:y="8.365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7A0AFDCA4D5333A7.png" xlink:type="simple" xlink:show="embed" xlink:actuate="onLoad" draw:mime-type="image/png"/>
        </draw:frame>
        <draw:frame draw:style-name="gr7" draw:text-style-name="P9" draw:layer="layout" svg:width="1.158cm" svg:height="1.124cm" svg:x="1.644cm" svg:y="2.582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16EE19C9CF9167A4.png" xlink:type="simple" xlink:show="embed" xlink:actuate="onLoad" draw:mime-type="image/png"/>
        </draw:frame>
        <draw:g>
          <draw:custom-shape draw:name="DB Pod N_ 1" draw:style-name="gr31" draw:text-style-name="P18" draw:layer="layout" svg:width="2.216cm" svg:height="0.83cm" svg:x="1.761cm" svg:y="11.506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.966cm" svg:y="7.09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A0EE52064DBF6BB9.png" xlink:type="simple" xlink:show="embed" xlink:actuate="onLoad" draw:mime-type="image/png"/>
          </draw:frame>
          <draw:frame draw:style-name="gr7" draw:text-style-name="P9" draw:layer="layout" svg:width="1.803cm" svg:height="1.749cm" svg:x="1.966cm" svg:y="8.377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A0EE52064DBF6BB9.png" xlink:type="simple" xlink:show="embed" xlink:actuate="onLoad" draw:mime-type="image/png"/>
          </draw:frame>
          <draw:frame draw:style-name="gr7" draw:text-style-name="P9" draw:layer="layout" svg:width="1.803cm" svg:height="1.749cm" svg:x="1.966cm" svg:y="9.656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A0EE52064DBF6BB9.png" xlink:type="simple" xlink:show="embed" xlink:actuate="onLoad" draw:mime-type="image/png"/>
          </draw:frame>
        </draw:g>
        <draw:custom-shape draw:style-name="gr18" draw:text-style-name="P4" draw:layer="layout" svg:width="7.006cm" svg:height="11.276cm" svg:x="18.6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7" draw:style-name="gr32" draw:text-style-name="P6" draw:layer="layout" svg:width="2.968cm" svg:height="0.83cm" svg:x="18.974cm" svg:y="10.193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5" draw:style-name="gr33" draw:text-style-name="P8" draw:layer="layout" svg:width="2.826cm" svg:height="0.876cm" svg:x="22.26cm" svg:y="5.489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22.774cm" svg:y="3.813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054D4A59EEA5B040.png" xlink:type="simple" xlink:show="embed" xlink:actuate="onLoad" draw:mime-type="image/png"/>
        </draw:frame>
        <draw:custom-shape draw:name="Storage Area Network_ 7" draw:style-name="gr34" draw:text-style-name="P11" draw:layer="layout" svg:width="5.108cm" svg:height="0.87cm" svg:x="19.613cm" svg:y="12.977cm">
          <text:p text:style-name="P10"><text:span text:style-name="T4">Cl</text:span><text:span text:style-name="T4">us</text:span><text:span text:style-name="T4">te</text:span><text:span text:style-name="T4">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19.468cm" svg:y="8.387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7A0AFDCA4D5333A7.png" xlink:type="simple" xlink:show="embed" xlink:actuate="onLoad" draw:mime-type="image/png"/>
        </draw:frame>
        <draw:frame draw:style-name="gr7" draw:text-style-name="P9" draw:layer="layout" svg:width="1.158cm" svg:height="1.124cm" svg:x="19.245cm" svg:y="2.604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16EE19C9CF9167A4.png" xlink:type="simple" xlink:show="embed" xlink:actuate="onLoad" draw:mime-type="image/png"/>
        </draw:frame>
        <draw:g>
          <draw:custom-shape draw:name="DB Pod N_ 1" draw:style-name="gr35" draw:text-style-name="P18" draw:layer="layout" svg:width="2.216cm" svg:height="0.83cm" svg:x="22.562cm" svg:y="11.528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22.767cm" svg:y="7.118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A0EE52064DBF6BB9.png" xlink:type="simple" xlink:show="embed" xlink:actuate="onLoad" draw:mime-type="image/png"/>
          </draw:frame>
          <draw:frame draw:style-name="gr7" draw:text-style-name="P9" draw:layer="layout" svg:width="1.803cm" svg:height="1.749cm" svg:x="22.767cm" svg:y="8.399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A0EE52064DBF6BB9.png" xlink:type="simple" xlink:show="embed" xlink:actuate="onLoad" draw:mime-type="image/png"/>
          </draw:frame>
          <draw:frame draw:style-name="gr7" draw:text-style-name="P9" draw:layer="layout" svg:width="1.803cm" svg:height="1.749cm" svg:x="22.767cm" svg:y="9.678cm">
            <draw:image xlink:href="Pictures/1000171D0000070C000006D6E7CF3E986AE6BC53.svg" xlink:type="simple" xlink:show="embed" xlink:actuate="onLoad" draw:mime-type="image/svg+xml">
              <text:p/>
            </draw:image>
            <draw:image xlink:href="Pictures/100000010000004400000042A0EE52064DBF6BB9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8.738cm" svg:y1="12.487cm" svg:x2="25.627cm" svg:y2="12.487cm">
          <text:p/>
        </draw:line>
        <draw:line draw:style-name="gr6" draw:text-style-name="P9" draw:layer="layout" svg:x1="18.735cm" svg:y1="6.487cm" svg:x2="25.624cm" svg:y2="6.487cm">
          <text:p/>
        </draw:line>
        <draw:line draw:style-name="gr36" draw:text-style-name="P19" draw:layer="layout" svg:x1="7.196cm" svg:y1="9.382cm" svg:x2="12.211cm" svg:y2="9.382cm">
          <text:p/>
        </draw:line>
        <draw:line draw:style-name="gr23" draw:text-style-name="P19" draw:layer="layout" svg:x1="14.751cm" svg:y1="9.382cm" svg:x2="19.288cm" svg:y2="9.382cm">
          <text:p/>
        </draw:line>
        <draw:custom-shape draw:style-name="gr37" draw:text-style-name="P20" draw:layer="layout" svg:width="1.651cm" svg:height="1.651cm" draw:transform="rotate (-0.774228056184685) translate (8.814cm 8.239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393.9914163090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Полужирный" style:font-family-generic="swiss" style:font-pitch="variable"/>
    <style:font-face style:name="Arial3" svg:font-family="Arial" style:font-adornments="Полужирный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DIN Alternate Bold2" svg:font-family="'DIN Alternate Bold'" style:font-family-generic="swiss"/>
    <style:font-face style:name="DIN Alternate Bold3" svg:font-family="'DIN Alternate Bold'" style:font-adornments="Полужирный"/>
    <style:font-face style:name="DIN Alternate Bold4" svg:font-family="'DIN Alternate Bold'" style:font-adornments="Полужирный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Segoe UI" svg:font-family="'Segoe UI'" style:font-family-generic="system" style:font-pitch="variable"/>
    <style:font-face style:name="Symbol" svg:font-family="Symbol" style:font-pitch="variable" style:font-charset="x-symbol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6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2-02-03T01:04:15.146157969</dc:date>
    <meta:editing-duration>PT29M5S</meta:editing-duration>
    <meta:editing-cycles>6</meta:editing-cycles>
    <meta:generator>LibreOffice/7.2.4.1$Linux_X86_64 LibreOffice_project/20$Build-1</meta:generator>
    <meta:document-statistic meta:object-count="85"/>
  </office:meta>
</office:document-meta>
</file>